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7.826cm" fo:margin-left="-0.826cm" table:align="left"/>
    </style:style>
    <style:style style:name="Table1.A" style:family="table-column">
      <style:table-column-properties style:column-width="1.819cm"/>
    </style:style>
    <style:style style:name="Table1.B" style:family="table-column">
      <style:table-column-properties style:column-width="1.009cm"/>
    </style:style>
    <style:style style:name="Table1.C" style:family="table-column">
      <style:table-column-properties style:column-width="0.993cm"/>
    </style:style>
    <style:style style:name="Table1.E" style:family="table-column">
      <style:table-column-properties style:column-width="0.991cm"/>
    </style:style>
    <style:style style:name="Table1.N" style:family="table-column">
      <style:table-column-properties style:column-width="1.007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Q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91ed3" officeooo:paragraph-rsid="00091ed3"/>
    </style:style>
    <style:style style:name="P2" style:family="paragraph" style:parent-style-name="Table_20_Contents">
      <style:paragraph-properties fo:text-align="center" style:justify-single-word="false"/>
      <style:text-properties fo:color="#a7074b" loext:opacity="100%" officeooo:rsid="00091ed3" officeooo:paragraph-rsid="00091ed3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127622" loext:opacity="100%" style:font-name="Ubuntu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officeooo:rsid="00091ed3"/>
    </style:style>
    <style:style style:name="T2" style:family="text">
      <style:text-properties fo:color="#127622" loext:opacity="100%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draw:marker-start-width="0.427cm" draw:marker-end-width="0.427cm" draw:fill="none" draw:textarea-vertical-align="middle" draw:auto-grow-height="false" fo:min-height="3.687cm" fo:min-width="0.08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E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C"/>
        <table:table-column table:style-name="Table1.N"/>
        <table:table-column table:style-name="Table1.C"/>
        <table:table-column table:style-name="Table1.E"/>
        <table:table-column table:style-name="Table1.B"/>
        <table:table-row>
          <table:table-cell table:style-name="Table1.A1" office:value-type="string">
            <text:p text:style-name="P1">A</text:p>
          </table:table-cell>
          <table:table-cell table:style-name="Table1.B1" office:value-type="string">
            <text:p text:style-name="P1">5</text:p>
          </table:table-cell>
          <table:table-cell table:style-name="Table1.B1" office:value-type="string">
            <text:p text:style-name="P1">9</text:p>
          </table:table-cell>
          <table:table-cell table:style-name="Table1.B1" office:value-type="string">
            <text:p text:style-name="P1">12</text:p>
          </table:table-cell>
          <table:table-cell table:style-name="Table1.B1" office:value-type="string">
            <text:p text:style-name="P1">200</text:p>
          </table:table-cell>
          <table:table-cell table:style-name="Table1.B1" office:value-type="string">
            <text:p text:style-name="P1">188</text:p>
          </table:table-cell>
          <table:table-cell table:style-name="Table1.B1" office:value-type="string">
            <text:p text:style-name="P1">16</text:p>
          </table:table-cell>
          <table:table-cell table:style-name="Table1.B1" office:value-type="string">
            <text:p text:style-name="P3">-<text:span text:style-name="T1">8</text:span></text:p>
          </table:table-cell>
          <table:table-cell table:style-name="Table1.B1" office:value-type="string">
            <text:p text:style-name="P1">778</text:p>
          </table:table-cell>
          <table:table-cell table:style-name="Table1.B1" office:value-type="string">
            <text:p text:style-name="P1">120</text:p>
          </table:table-cell>
          <table:table-cell table:style-name="Table1.B1" office:value-type="string">
            <text:p text:style-name="P1">200</text:p>
          </table:table-cell>
          <table:table-cell table:style-name="Table1.B1" office:value-type="string">
            <text:p text:style-name="P1">14</text:p>
          </table:table-cell>
          <table:table-cell table:style-name="Table1.B1" office:value-type="string">
            <text:p text:style-name="P1">9</text:p>
          </table:table-cell>
          <table:table-cell table:style-name="Table1.B1" office:value-type="string">
            <text:p text:style-name="P3">-<text:span text:style-name="T1">80</text:span></text:p>
          </table:table-cell>
          <table:table-cell table:style-name="Table1.B1" office:value-type="string">
            <text:p text:style-name="P3">-<text:span text:style-name="T1">7</text:span></text:p>
          </table:table-cell>
          <table:table-cell table:style-name="Table1.B1" office:value-type="string">
            <text:p text:style-name="P1">35</text:p>
          </table:table-cell>
          <table:table-cell table:style-name="Table1.Q1" office:value-type="string">
            <text:p text:style-name="P1">4</text:p>
          </table:table-cell>
        </table:table-row>
        <table:table-row>
          <table:table-cell table:style-name="Table1.A1" office:value-type="string">
            <text:p text:style-name="P2">índices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>15</text:p>
          </table:table-cell>
        </table:table-row>
      </table:table>
      <text:p text:style-name="Standard"><draw:custom-shape text:anchor-type="paragraph" draw:z-index="0" draw:name="Shape 1" draw:style-name="gr2" draw:text-style-name="P6" svg:width="0.364cm" svg:height="3.941cm" draw:transform="rotate (-1.5707963267949) translate (4.92301388888889cm 0.0546805555555556cm)"><text:p/>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" draw:name="Shape 3" draw:style-name="gr2" draw:text-style-name="P6" svg:width="0.364cm" svg:height="3.941cm" draw:transform="rotate (-1.5707963267949) translate (12.9645833333333cm 0.0546805555555556cm)"><text:p/>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3" draw:name="Shape 4" draw:style-name="gr2" draw:text-style-name="P6" svg:width="0.364cm" svg:height="3.941cm" draw:transform="rotate (-1.5707963267949) translate (17.018cm 0.0546805555555556cm)"><text:p/>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" draw:name="Shape 2" draw:style-name="gr2" draw:text-style-name="P6" svg:width="0.364cm" svg:height="3.941cm" draw:transform="rotate (-1.5707963267949) translate (8.94115277777778cm 0.0546805555555556cm)"><text:p/>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4" draw:name="Text Frame 1" draw:style-name="gr1" draw:text-style-name="P5" svg:width="2.333cm" svg:height="0.435cm" svg:x="1.785cm" svg:y="0.418cm"><draw:text-box><text:p text:style-name="P4"><text:span text:style-name="T2">r da thread 0</text:span></text:p></draw:text-box></draw:frame><draw:frame text:anchor-type="paragraph" draw:z-index="5" draw:name="Text Frame 2" draw:style-name="gr1" draw:text-style-name="P5" svg:width="2.333cm" svg:height="0.435cm" svg:x="5.789cm" svg:y="0.418cm"><draw:text-box><text:p text:style-name="P4"><text:span text:style-name="T2">r da thread 1</text:span></text:p></draw:text-box></draw:frame><draw:frame text:anchor-type="paragraph" draw:z-index="6" draw:name="Text Frame 3" draw:style-name="gr1" draw:text-style-name="P5" svg:width="2.333cm" svg:height="0.435cm" svg:x="9.809cm" svg:y="0.418cm"><draw:text-box><text:p text:style-name="P4"><text:span text:style-name="T2">r da thread 2</text:span></text:p></draw:text-box></draw:frame><draw:frame text:anchor-type="paragraph" draw:z-index="7" draw:name="Text Frame 4" draw:style-name="gr1" draw:text-style-name="P5" svg:width="2.333cm" svg:height="0.435cm" svg:x="13.882cm" svg:y="0.418cm"><draw:text-box><text:p text:style-name="P4"><text:span text:style-name="T2">r da thread 3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0:14:33.216775301</meta:creation-date>
    <dc:date>2023-05-06T15:47:19.802449661</dc:date>
    <meta:editing-duration>PT47M36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34" meta:word-count="34" meta:character-count="64" meta:non-whitespace-character-count="64"/>
  </office:meta>
</office:document-meta>
</file>